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ForeignAttributeReader.getResourceLevel( Map foreignAttribute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AFPForeignAttributeReader.AFPForeignAttribute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FPForeignAttributeReader.getResourceInfo( Map foreignAttribut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